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6.35cm" svg:height="1.676cm" svg:x="7.273cm" svg:y="1.104cm">
          <text:p text:style-name="P1">Original Fortran</text:p>
          <text:p text:style-name="P1">source code</text:p>
        </draw:rect>
        <draw:rect draw:style-name="gr2" draw:text-style-name="P1" xml:id="id9" draw:id="id9" draw:layer="layout" svg:width="4.445cm" svg:height="1.137cm" svg:x="15.464cm" svg:y="1.378cm">
          <text:p text:style-name="P1">Modules</text:p>
        </draw:rect>
        <draw:rect draw:style-name="gr2" draw:text-style-name="P1" xml:id="id3" draw:id="id3" draw:layer="layout" svg:width="5.145cm" svg:height="1.769cm" svg:x="4.609cm" svg:y="7.559cm">
          <text:p text:style-name="P1">host-part of</text:p>
          <text:p text:style-name="P1">Fortran code</text:p>
        </draw:rect>
        <draw:rect draw:style-name="gr1" draw:text-style-name="P1" xml:id="id6" draw:id="id6" draw:layer="layout" svg:width="7.82cm" svg:height="1.979cm" svg:x="3.249cm" svg:y="10.322cm">
          <text:p text:style-name="P1">Compiling host Fortran</text:p>
          <text:p text:style-name="P1">code with target compiler</text:p>
        </draw:rect>
        <draw:custom-shape draw:style-name="gr3" draw:text-style-name="P1" xml:id="id2" draw:id="id2" draw:layer="layout" svg:width="4.78cm" svg:height="2.844cm" svg:x="8.079cm" svg:y="3.821cm">
          <text:p text:style-name="P1">g95-xml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rect draw:style-name="gr2" draw:text-style-name="P1" xml:id="id4" draw:id="id4" draw:layer="layout" svg:width="5.145cm" svg:height="1.769cm" svg:x="11.21cm" svg:y="7.56cm">
          <text:p text:style-name="P1">device-part of</text:p>
          <text:p text:style-name="P1">Fortran code</text:p>
        </draw:rect>
        <draw:rect draw:style-name="gr2" draw:text-style-name="P1" xml:id="id5" draw:id="id5" draw:layer="layout" svg:width="4.445cm" svg:height="1.137cm" svg:x="0.966cm" svg:y="5.487cm">
          <text:p text:style-name="P1">Modules</text:p>
        </draw:rect>
        <draw:rect draw:style-name="gr2" draw:text-style-name="P1" xml:id="id8" draw:id="id8" draw:layer="layout" svg:width="4.445cm" svg:height="1.137cm" svg:x="15.467cm" svg:y="4.949cm">
          <text:p text:style-name="P1">LLVM IR</text:p>
        </draw:rect>
        <draw:rect draw:style-name="gr2" draw:text-style-name="P1" xml:id="id10" draw:id="id10" draw:layer="layout" svg:width="4.906cm" svg:height="1.714cm" svg:x="21.573cm" svg:y="4.662cm">
          <text:p text:style-name="P1">Optimized</text:p>
          <text:p text:style-name="P1">LLVM IR</text:p>
        </draw:rect>
        <draw:rect draw:style-name="gr2" draw:text-style-name="P1" xml:id="id11" draw:id="id11" draw:layer="layout" svg:width="4.106cm" svg:height="1.692cm" svg:x="21.968cm" svg:y="7.636cm">
          <text:p text:style-name="P1">C-backend</text:p>
        </draw:rect>
        <draw:rect draw:style-name="gr1" draw:text-style-name="P1" xml:id="id13" draw:id="id13" draw:layer="layout" svg:width="6.005cm" svg:height="1.979cm" svg:x="12.349cm" svg:y="10.324cm">
          <text:p text:style-name="P1">Compiling device</text:p>
          <text:p text:style-name="P1">C++ code with nvcc</text:p>
        </draw:rect>
        <draw:rect draw:style-name="gr2" draw:text-style-name="P1" xml:id="id12" draw:id="id12" draw:layer="layout" svg:width="6.005cm" svg:height="1.979cm" svg:x="21.015cm" svg:y="10.326cm">
          <text:p text:style-name="P1">Extra</text:p>
          <text:p text:style-name="P1">transformations</text:p>
        </draw:rect>
        <draw:connector draw:style-name="gr4" draw:text-style-name="P2" draw:layer="layout" draw:type="line" svg:x1="10.448cm" svg:y1="2.78cm" svg:x2="10.469cm" svg:y2="3.821cm" draw:start-shape="id1" draw:start-glue-point="2" draw:end-shape="id2" draw:end-glue-point="4" svg:d="m10448 2780 21 1041">
          <text:p/>
        </draw:connector>
        <draw:connector draw:style-name="gr4" draw:text-style-name="P2" draw:layer="layout" svg:x1="8.079cm" svg:y1="5.243cm" svg:x2="7.181cm" svg:y2="7.559cm" draw:start-shape="id2" draw:start-glue-point="5" draw:end-shape="id3" draw:end-glue-point="0" svg:d="m8079 5243h-898v2316">
          <text:p/>
        </draw:connector>
        <draw:connector draw:style-name="gr4" draw:text-style-name="P2" draw:layer="layout" svg:x1="12.859cm" svg:y1="5.243cm" svg:x2="13.782cm" svg:y2="7.56cm" draw:start-shape="id2" draw:start-glue-point="7" draw:end-shape="id4" draw:end-glue-point="0" svg:d="m12859 5243h923v2317">
          <text:p/>
        </draw:connector>
        <draw:connector draw:style-name="gr4" draw:text-style-name="P2" draw:layer="layout" svg:x1="4.609cm" svg:y1="8.443cm" svg:x2="3.188cm" svg:y2="6.624cm" draw:start-shape="id3" draw:start-glue-point="3" draw:end-shape="id5" svg:d="m4609 8443h-1421v-1819">
          <text:p/>
        </draw:connector>
        <draw:connector draw:style-name="gr4" draw:text-style-name="P2" draw:layer="layout" svg:x1="7.181cm" svg:y1="9.328cm" svg:x2="7.159cm" svg:y2="10.322cm" draw:start-shape="id3" draw:start-glue-point="2" draw:end-shape="id6" draw:end-glue-point="0" svg:d="m7181 9328v485h-22v509">
          <text:p/>
        </draw:connector>
        <draw:rect draw:style-name="gr2" draw:text-style-name="P1" xml:id="id7" draw:id="id7" draw:layer="layout" svg:width="4.445cm" svg:height="1.137cm" svg:x="0.967cm" svg:y="3.427cm">
          <text:p text:style-name="P1">Modules</text:p>
        </draw:rect>
        <draw:connector draw:style-name="gr4" draw:text-style-name="P2" draw:layer="layout" draw:line-skew="0.432cm" svg:x1="8.079cm" svg:y1="5.243cm" svg:x2="5.412cm" svg:y2="3.995cm" draw:start-shape="id2" draw:start-glue-point="5" draw:end-shape="id7" svg:d="m8079 5243h-901v-1248h-1766">
          <text:p/>
        </draw:connector>
        <draw:connector draw:style-name="gr4" draw:text-style-name="P2" draw:layer="layout" svg:x1="16.355cm" svg:y1="8.444cm" svg:x2="17.689cm" svg:y2="6.086cm" draw:start-shape="id4" draw:start-glue-point="1" draw:end-shape="id8" svg:d="m16355 8444h1334v-2358">
          <text:p/>
        </draw:connector>
        <draw:connector draw:style-name="gr4" draw:text-style-name="P2" draw:layer="layout" svg:x1="13.623cm" svg:y1="1.942cm" svg:x2="15.464cm" svg:y2="1.946cm" draw:start-shape="id1" draw:start-glue-point="1" draw:end-shape="id9" draw:end-glue-point="3" svg:d="m13623 1942h933v4h908">
          <text:p/>
        </draw:connector>
        <draw:connector draw:style-name="gr4" draw:text-style-name="P2" draw:layer="layout" svg:x1="19.912cm" svg:y1="5.517cm" svg:x2="21.573cm" svg:y2="5.519cm" draw:start-shape="id8" draw:start-glue-point="1" draw:end-shape="id10" draw:end-glue-point="3" svg:d="m19912 5517h831v2h830">
          <text:p/>
        </draw:connector>
        <draw:connector draw:style-name="gr4" draw:text-style-name="P2" draw:layer="layout" svg:x1="24.026cm" svg:y1="6.376cm" svg:x2="24.021cm" svg:y2="7.636cm" draw:start-shape="id10" draw:start-glue-point="2" draw:end-shape="id11" draw:end-glue-point="0" svg:d="m24026 6376v630h-5v630">
          <text:p/>
        </draw:connector>
        <draw:connector draw:style-name="gr4" draw:text-style-name="P2" draw:layer="layout" svg:x1="24.021cm" svg:y1="9.328cm" svg:x2="24.017cm" svg:y2="10.326cm" draw:start-shape="id11" draw:start-glue-point="2" draw:end-shape="id12" draw:end-glue-point="0" svg:d="m24021 9328v499h-4v499">
          <text:p/>
        </draw:connector>
        <draw:connector draw:style-name="gr4" draw:text-style-name="P2" draw:layer="layout" svg:x1="21.015cm" svg:y1="11.315cm" svg:x2="18.354cm" svg:y2="11.313cm" draw:start-shape="id12" draw:start-glue-point="3" draw:end-shape="id13" draw:end-glue-point="1" svg:d="m21015 11315h-1318v-2h-1343">
          <text:p/>
        </draw:connector>
        <draw:rect draw:style-name="gr2" draw:text-style-name="P3" xml:id="id14" draw:id="id14" draw:layer="layout" svg:width="6.25cm" svg:height="1.816cm" svg:x="8.194cm" svg:y="12.989cm">
          <text:p text:style-name="P3"><text:span text:style-name="T1">Assembling</text:span></text:p>
          <text:p text:style-name="P3"><text:span text:style-name="T1">single object</text:span></text:p>
        </draw:rect>
        <draw:connector draw:style-name="gr4" draw:text-style-name="P2" draw:layer="layout" svg:x1="7.159cm" svg:y1="12.301cm" svg:x2="8.194cm" svg:y2="13.897cm" draw:start-shape="id6" draw:start-glue-point="2" draw:end-shape="id14" draw:end-glue-point="3" svg:d="m7159 12301v1596h1035">
          <text:p/>
        </draw:connector>
        <draw:connector draw:style-name="gr4" draw:text-style-name="P2" draw:layer="layout" svg:x1="15.351cm" svg:y1="12.303cm" svg:x2="14.444cm" svg:y2="13.897cm" draw:start-shape="id13" draw:start-glue-point="2" draw:end-shape="id14" draw:end-glue-point="1" svg:d="m15351 12303v1594h-907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92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87cm" svg:x="1cm" svg:y="3.277cm"/>
      <draw:page-thumbnail draw:layer="backgroundobjects" svg:width="9.294cm" svg:height="5.287cm" svg:x="1cm" svg:y="11.325cm"/>
      <draw:page-thumbnail draw:layer="backgroundobjects" svg:width="9.294cm" svg:height="5.287cm" svg:x="1cm" svg:y="19.373cm"/>
      <draw:page-thumbnail draw:layer="backgroundobjects" svg:width="9.294cm" svg:height="5.287cm" svg:x="11.295cm" svg:y="3.277cm"/>
      <draw:page-thumbnail draw:layer="backgroundobjects" svg:width="9.294cm" svg:height="5.287cm" svg:x="11.295cm" svg:y="11.325cm"/>
      <draw:page-thumbnail draw:layer="backgroundobjects" svg:width="9.294cm" svg:height="5.287cm" svg:x="11.295cm" svg:y="19.37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3.85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e Marcus</meta:initial-creator>
    <meta:creation-date>2011-08-25T03:50:31</meta:creation-date>
    <meta:editing-duration>PT3M5S</meta:editing-duration>
    <meta:editing-cycles>4</meta:editing-cycles>
    <dc:date>2011-08-25T03:53:33</dc:date>
    <dc:creator>Mae Marcus</dc:creator>
    <meta:generator>LibreOffice/3.3$Unix LibreOffice_project/330m19$Build-301</meta:generator>
    <meta:document-statistic meta:object-count="51"/>
  </office:meta>
</office:document-meta>
</file>